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Default"/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ce15" office:value-type="string" calcext:value-type="string">
            <text:p>I Wanna Be Your Vacuum Cleaner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office:value-type="string" calcext:value-type="string">
            <text:p>Foggy Forest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Default"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office:value-type="string" calcext:value-type="string">
            <text:p>Stop &amp; Go Space Station</text:p>
          </table:table-cell>
          <table:table-cell table:style-name="ce15" office:value-type="string" calcext:value-type="string">
            <text:p>Cometropoli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table:style-name="Default"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table:style-name="Default"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table:style-name="Default"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2:13:33.672743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09-09T23:42:14.243622122</dc:date>
    <meta:editing-duration>P5DT2H2M52S</meta:editing-duration>
    <meta:editing-cycles>240</meta:editing-cycles>
    <meta:generator>LibreOffice/6.4.5.2$Linux_X86_64 LibreOffice_project/40$Build-2</meta:generator>
    <meta:document-statistic meta:table-count="2" meta:cell-count="211" meta:object-count="0"/>
  </office:meta>
</office:document-meta>
</file>